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olchain Basics </text:p>
      <text:p text:style-name="Standard"/>
      <text:p text:style-name="Standard"/>
      <text:p text:style-name="Standard">Address Spaces: </text:p>
      <text:p text:style-name="Standard"><text:tab/>* Physical Address Space </text:p>
      <text:p text:style-name="Standard"><text:tab/><text:tab/>- PC System Architecture </text:p>
      <text:p text:style-name="Standard"><text:tab/>* Virtual Address Space </text:p>
      <text:p text:style-name="Standard"><text:tab/><text:tab/>- Association of Application code/data to virtual address space </text:p>
      <text:p text:style-name="Standard"/>
      <text:p text:style-name="Standard">Object File Format </text:p>
      <text:p text:style-name="Standard"><text:tab/>* ELF </text:p>
      <text:p text:style-name="Standard"><text:tab/><text:tab/>- Understanding relevant sections of ELF from </text:p>
      <text:p text:style-name="Standard"><text:tab/><text:tab/> <text:s/>debugging stand point. </text:p>
      <text:p text:style-name="Standard"/>
      <text:p text:style-name="Standard">GNU Tools </text:p>
      <text:p text:style-name="Standard"><text:tab/>* Compiler, Linker, objcopy, objcopy, strip, nm </text:p>
      <text:p text:style-name="Standard"/>
      <text:p text:style-name="Standard">Libraries </text:p>
      <text:p text:style-name="Standard"><text:tab/>* Static Library </text:p>
      <text:p text:style-name="Standard"><text:tab/>* Shared Library, DLL </text:p>
      <text:p text:style-name="Standard"/>
      <text:p text:style-name="Standard">Debugging Tools </text:p>
      <text:p text:style-name="Standard"><text:tab/>* addr2line, readelf, objdump, GNU Debugger, valgrind </text:p>
      <text:p text:style-name="Standard"/>
      <text:p text:style-name="Standard">Debugging Techniques </text:p>
      <text:p text:style-name="Standard"><text:tab/>* Analysing memory leaks in Data, heap and stack sections </text:p>
      <text:p text:style-name="Standard"><text:tab/>* Effectively using /proc/&lt;pid&gt;/maps </text:p>
      <text:p text:style-name="Standard"/>
      <text:p text:style-name="Standard">Introduction to Embedded System development environment </text:p>
      <text:p text:style-name="Standard"><text:tab/> </text:p>
      <text:p text:style-name="Standard">Build Utilities </text:p>
      <text:list xml:id="list813791266945255772" text:style-name="L1">
        <text:list-item>
          <text:list>
            <text:list-item>
              <text:p text:style-name="P5">GNU Make </text:p>
            </text:list-item>
          </text:list>
        </text:list-item>
      </text:list>
      <text:p text:style-name="Standard">----------------------------------------------------------------------------------------------------------------</text:p>
      <text:p text:style-name="Standard"/>
      <text:p text:style-name="P2">Introduction to Linux Kernel </text:p>
      <text:p text:style-name="Standard"/>
      <text:p text:style-name="Standard"/>
      <text:p text:style-name="Standard">Execution Environments </text:p>
      <text:p text:style-name="Standard">Types of Kernel </text:p>
      <text:p text:style-name="Standard">User Mode and Kernel Mode </text:p>
      <text:p text:style-name="Standard">System Call Mechanism </text:p>
      <text:p text:style-name="Standard">Writing a Kernel Module (insmod, rmmod, modprobe) </text:p>
      <text:p text:style-name="Standard">Linked Lists in Kernel </text:p>
      <text:p text:style-name="Standard">Exploring the Linux Kernel Source tree </text:p>
      <text:p text:style-name="Standard">Configuring and building Linux </text:p>
      <text:p text:style-name="Standard"/>
      <text:p text:style-name="Standard">Writing a kernel module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/></text:p>
      <text:p text:style-name="P2">Memory Management </text:p>
      <text:p text:style-name="Standard"/>
      <text:p text:style-name="Standard"/>
      <text:p text:style-name="Standard">* Virtual Address Management </text:p>
      <text:p text:style-name="Standard"><text:tab/>* Address Mapping </text:p>
      <text:p text:style-name="Standard"><text:tab/><text:tab/>- Physical Memory to User Virtual Address </text:p>
      <text:p text:style-name="Standard"><text:tab/><text:tab/><text:tab/>~ Hardware Support </text:p>
      <text:p text:style-name="Standard"><text:tab/><text:tab/><text:tab/><text:tab/>- MMU </text:p>
      <text:p text:style-name="Standard"><text:tab/><text:tab/><text:tab/><text:tab/>- Paging Hardware </text:p>
      <text:p text:style-name="Standard"><text:tab/><text:tab/><text:tab/>~ Kernel Support </text:p>
      <text:p text:style-name="Standard"><text:tab/><text:tab/><text:tab/><text:tab/>- Virtual Address Region Descriptors </text:p>
      <text:p text:style-name="Standard"><text:tab/><text:tab/><text:tab/><text:tab/><text:tab/>(vm_area_struct) </text:p>
      <text:p text:style-name="Standard"><text:tab/><text:tab/><text:tab/><text:tab/>- Page Table </text:p>
      <text:p text:style-name="Standard"><text:tab/>* mmap() </text:p>
      <text:p text:style-name="Standard"/>
      <text:p text:style-name="Standard"><text:tab/><text:tab/>- Program Execution Sequence </text:p>
      <text:p text:style-name="Standard"/>
      <text:p text:style-name="Standard">------------------------------------------------------------<text:tab/> </text:p>
      <text:p text:style-name="Standard"/>
      <text:p text:style-name="P2">Task Management </text:p>
      <text:p text:style-name="Standard"/>
      <text:p text:style-name="Standard"><text:tab/>* Understanding of Process, Thread, Task from kernel </text:p>
      <text:p text:style-name="Standard"><text:tab/> <text:s/>perspective </text:p>
      <text:p text:style-name="Standard"><text:tab/>* Task's State Space </text:p>
      <text:p text:style-name="Standard"><text:tab/>* schedule() </text:p>
      <text:p text:style-name="Standard"><text:tab/>* Scheduling Algorithm for Realtime tasks </text:p>
      <text:p text:style-name="Standard"><text:tab/><text:tab/>~ FIFO </text:p>
      <text:p text:style-name="Standard"><text:tab/><text:tab/>~ Round Robin </text:p>
      <text:p text:style-name="Standard"><text:s text:c="4"/>* Scheduling Algorithm for non-real time tasks<text:tab/><text:tab/><text:tab/> </text:p>
      <text:p text:style-name="Standard"><text:tab/><text:tab/>~ CFS </text:p>
      <text:p text:style-name="Standard"><text:tab/>* Signals </text:p>
      <text:p text:style-name="Standard">------------------------------------------------------ </text:p>
      <text:p text:style-name="Standard"/>
      <text:p text:style-name="Standard"><text:span text:style-name="T1">Virtual File System:</text:span> </text:p>
      <text:p text:style-name="Standard"><text:tab/>inode, dentry, file, path, mounting </text:p>
      <text:p text:style-name="Standard"/>
      <text:p text:style-name="P1">File System: </text:p>
      <text:p text:style-name="Standard"><text:tab/>Ext2 File System </text:p>
      <text:p text:style-name="Standard">---------------------------------------------------------- </text:p>
      <text:p text:style-name="Standard"/>
      <text:p text:style-name="P2">Inter Process Communication </text:p>
      <text:p text:style-name="Standard"/>
      <text:p text:style-name="Standard"/>
      <text:p text:style-name="Standard">Pipes </text:p>
      <text:p text:style-name="Standard">Message Queues </text:p>
      <text:p text:style-name="Standard">Semaphores </text:p>
      <text:p text:style-name="Standard">Shared Memory </text:p>
      <text:p text:style-name="Standard"/>
      <text:p text:style-name="Standard"/>
      <text:p text:style-name="Standard">-------------------------------------------------------------------------------------------------------</text:p>
      <text:p text:style-name="Standard"/>
      <text:p text:style-name="Standard"><text:soft-page-break/></text:p>
      <text:p text:style-name="Standard">* Introduction to IPC Mechanisms </text:p>
      <text:p text:style-name="Standard"/>
      <text:p text:style-name="Standard">* POSIX Message Queues </text:p>
      <text:p text:style-name="Standard"><text:tab/>- Introduction </text:p>
      <text:p text:style-name="Standard"><text:tab/>- Creating a message queue </text:p>
      <text:p text:style-name="Standard"><text:tab/>- Configuring a message queue </text:p>
      <text:p text:style-name="Standard"><text:tab/>- Sending messages to a message queue </text:p>
      <text:p text:style-name="Standard"><text:tab/>- Receiving messages to a message queue </text:p>
      <text:p text:style-name="Standard"><text:tab/>- Closing a message queue </text:p>
      <text:p text:style-name="Standard"><text:tab/>- Deleting a message queue </text:p>
      <text:p text:style-name="Standard"/>
      <text:p text:style-name="Standard">* POSIX Shared Memory<text:tab/> </text:p>
      <text:p text:style-name="Standard"><text:tab/>- Introduction </text:p>
      <text:p text:style-name="Standard"><text:tab/>- Creating a shared memory object </text:p>
      <text:p text:style-name="Standard"><text:tab/>- Map the shared memory to the address space </text:p>
      <text:p text:style-name="Standard"><text:tab/><text:tab/>of the calling process </text:p>
      <text:p text:style-name="Standard"><text:tab/>- Writing and Reading into the shared memory </text:p>
      <text:p text:style-name="Standard"><text:tab/>- Removing a shared object </text:p>
      <text:p text:style-name="Standard"/>
      <text:p text:style-name="Standard">* POSIX Semaphores </text:p>
      <text:p text:style-name="Standard"><text:tab/>- Introduction </text:p>
      <text:p text:style-name="Standard"><text:tab/>- Creating a semaphore </text:p>
      <text:p text:style-name="Standard"><text:tab/>- Acquiring a semaphore </text:p>
      <text:p text:style-name="Standard"><text:tab/>- Releasing a semaphore </text:p>
      <text:list xml:id="list236174220129091460" text:style-name="L2">
        <text:list-item>
          <text:list>
            <text:list-item>
              <text:p text:style-name="P6">Removing a semaphore. </text:p>
            </text:list-item>
          </text:list>
        </text:list-item>
      </text:list>
      <text:p text:style-name="Standard">------------------------------------------------------------------------------------------------------------</text:p>
      <text:p text:style-name="P2">Multithreaded Programming </text:p>
      <text:p text:style-name="Standard"/>
      <text:p text:style-name="Standard">* Need for Asynchronous programming </text:p>
      <text:p text:style-name="Standard"/>
      <text:p text:style-name="Standard">* Address Space </text:p>
      <text:p text:style-name="Standard"><text:tab/>- Physical Address Space </text:p>
      <text:p text:style-name="Standard"><text:tab/>- Virtual Address Space </text:p>
      <text:p text:style-name="Standard"><text:tab/>- /proc/&lt;pid&gt;/maps </text:p>
      <text:p text:style-name="Standard"/>
      <text:p text:style-name="Standard">* Context and Content from the Kernel Perspective </text:p>
      <text:p text:style-name="Standard"/>
      <text:p text:style-name="Standard">* Process as seen by User and Kernel </text:p>
      <text:p text:style-name="Standard"><text:s/><text:tab/>- fork(), wait(), exec(), vfork() </text:p>
      <text:p text:style-name="Standard"/>
      <text:p text:style-name="Standard">* Thread as seen by User and Kernel </text:p>
      <text:p text:style-name="Standard"/>
      <text:p text:style-name="Standard">* Difference between Process, Thread and Task </text:p>
      <text:p text:style-name="Standard"/>
      <text:p text:style-name="Standard">* Introduction to POSIX compliant pthread library. </text:p>
      <text:p text:style-name="Standard"/>
      <text:p text:style-name="Standard">* Creattion of thread using pthread function </text:p>
      <text:p text:style-name="Standard"><text:tab/>- pthread_create() </text:p>
      <text:p text:style-name="Standard"><text:tab/>- pthread_join() </text:p>
      <text:p text:style-name="Standard"><text:tab/>- pthread_detach() </text:p>
      <text:p text:style-name="Standard"><text:tab/>- pthread_self() </text:p>
      <text:p text:style-name="Standard"><text:soft-page-break/><text:tab/>- pthread_exit() </text:p>
      <text:p text:style-name="Standard"/>
      <text:p text:style-name="Standard">* Synchronization Mechanisms </text:p>
      <text:p text:style-name="Standard"/>
      <text:p text:style-name="Standard"><text:tab/>* Mutual Exclusion </text:p>
      <text:p text:style-name="Standard"><text:tab/><text:tab/>- pthread_mutex_init() </text:p>
      <text:p text:style-name="Standard"><text:tab/><text:tab/>- pthread_mutex_lock() </text:p>
      <text:p text:style-name="Standard"><text:tab/><text:tab/>- pthread_mutex_unlock() </text:p>
      <text:p text:style-name="Standard"><text:tab/><text:tab/>- pthread_mutex_trylock() </text:p>
      <text:p text:style-name="Standard"><text:tab/><text:tab/>- pthread_mutex_destroy()<text:tab/> </text:p>
      <text:p text:style-name="Standard"/>
      <text:p text:style-name="Standard"><text:tab/>* Condition Variable </text:p>
      <text:p text:style-name="Standard"><text:tab/><text:tab/>- pthread_cond_init() </text:p>
      <text:p text:style-name="Standard"><text:tab/><text:tab/>- pthread_cond_signal() </text:p>
      <text:p text:style-name="Standard"><text:tab/><text:tab/>- pthread_cond_wait() </text:p>
      <text:p text:style-name="Standard"><text:tab/><text:tab/>- pthread_cond_timedwait() </text:p>
      <text:p text:style-name="Standard"><text:tab/><text:tab/>- pthread_cond_destroy() </text:p>
      <text:p text:style-name="Standard"/>
      <text:p text:style-name="Standard"/>
      <text:p text:style-name="Standard">* Real Time Scheduling </text:p>
      <text:p text:style-name="Standard"><text:tab/>- pthread_attr_init() </text:p>
      <text:p text:style-name="Standard"><text:tab/>- sched_get_priority_max() </text:p>
      <text:p text:style-name="Standard"><text:tab/>- sched_get_priority_min() </text:p>
      <text:p text:style-name="Standard"><text:tab/>- pthread_attr_getschedpolicy() </text:p>
      <text:p text:style-name="Standard"><text:tab/>- pthread_attr_setschedpolicy() </text:p>
      <text:p text:style-name="Standard"><text:tab/>- pthread_attr_getschedparam() </text:p>
      <text:p text:style-name="Standard"><text:tab/>- pthread_attr_setschedparam() </text:p>
      <text:p text:style-name="Standard"><text:s text:c="2"/><text:tab/>- pthread_attr_getinheritsched() </text:p>
      <text:p text:style-name="Standard"><text:tab/>- pthread_attr_setinheritsched() </text:p>
      <text:p text:style-name="Standard"><text:tab/>- pthread_attr_destroy() </text:p>
      <text:p text:style-name="Standard"/>
      <text:p text:style-name="Standard"><text:tab/>- pthread_getschedparam() </text:p>
      <text:p text:style-name="Standard"><text:tab/>- pthread_setschedparam()<text:tab/> </text:p>
      <text:p text:style-name="Standard"/>
      <text:p text:style-name="Standard">* Priority Inversion </text:p>
      <text:p text:style-name="Standard">* Priority Inheritance </text:p>
      <text:p text:style-name="Standard">* Priority Ceiling</text:p>
      <text:p text:style-name="P3"/>
      <text:p text:style-name="Standard"/>
      <text:p text:style-name="P2">Networking Fundamentals</text:p>
      <text:p text:style-name="Standard"/>
      <text:p text:style-name="Standard">Introduction to basic networking infrastructure </text:p>
      <text:p text:style-name="Standard"><text:tab/>- Hub </text:p>
      <text:p text:style-name="Standard"><text:tab/>- LAN </text:p>
      <text:p text:style-name="Standard"><text:tab/>- Switch </text:p>
      <text:p text:style-name="Standard"><text:tab/>- WAN </text:p>
      <text:p text:style-name="Standard"><text:tab/>- Router </text:p>
      <text:p text:style-name="Standard"><text:s text:c="2"/></text:p>
      <text:p text:style-name="Standard"/>
      <text:p text:style-name="Standard"><text:s/>Addressing </text:p>
      <text:p text:style-name="Standard"/>
      <text:p text:style-name="Standard"><text:tab/>- MAC address </text:p>
      <text:p text:style-name="Standard"><text:soft-page-break/><text:tab/>- IP Address </text:p>
      <text:p text:style-name="Standard"><text:tab/>- Hierarchical addressing </text:p>
      <text:p text:style-name="Standard"><text:tab/>- Classfull IP address classification </text:p>
      <text:p text:style-name="Standard"><text:tab/>- Classless IP Address </text:p>
      <text:p text:style-name="Standard"><text:tab/>- Subnetting </text:p>
      <text:p text:style-name="Standard"><text:tab/>- Private IP Address Vs Public IP Address </text:p>
      <text:p text:style-name="Standard"><text:tab/>- Network Address Translation (NAT) </text:p>
      <text:p text:style-name="Standard"><text:tab/>- Port Address Translation (PAT) </text:p>
      <text:p text:style-name="Standard"><text:tab/>- DHCP, DNS </text:p>
      <text:p text:style-name="Standard"/>
      <text:p text:style-name="Standard"><text:s/>TCP/IP Stack </text:p>
      <text:p text:style-name="Standard"><text:tab/>- Transportation protocols </text:p>
      <text:p text:style-name="Standard"><text:tab/>- TCP vs. UDP </text:p>
      <text:p text:style-name="Standard"/>
      <text:p text:style-name="Standard"><text:s/>Packet Journey between two systems. </text:p>
      <text:p text:style-name="Standard"/>
      <text:p text:style-name="Standard"/>
      <text:p text:style-name="Standard">Socket Programming </text:p>
      <text:p text:style-name="Standard"><text:tab/>Introduction: </text:p>
      <text:p text:style-name="Standard"><text:tab/>Why socket programming ? </text:p>
      <text:p text:style-name="Standard"><text:s text:c="8"/>Sockets and its related functions </text:p>
      <text:p text:style-name="Standard"><text:s text:c="8"/>socket address structure </text:p>
      <text:p text:style-name="Standard"><text:tab/>Comparision of file operations and socket programming </text:p>
      <text:p text:style-name="Standard"/>
      <text:p text:style-name="Standard"><text:tab/>Client/Server paradigm: </text:p>
      <text:p text:style-name="Standard"><text:tab/>TCP Connection establishment and Connnection termination </text:p>
      <text:p text:style-name="Standard"><text:tab/>TCP State Space </text:p>
      <text:p text:style-name="Standard"><text:tab/>TCP based socket program </text:p>
      <text:p text:style-name="Standard"><text:tab/><text:tab/>Introduction to basic socket calls </text:p>
      <text:p text:style-name="Standard"><text:tab/><text:tab/><text:tab/>socket() </text:p>
      <text:p text:style-name="Standard"><text:tab/><text:tab/><text:tab/>bind() </text:p>
      <text:p text:style-name="Standard"><text:tab/><text:tab/><text:tab/>listen() </text:p>
      <text:p text:style-name="Standard"><text:tab/><text:tab/><text:tab/>connect() </text:p>
      <text:p text:style-name="Standard"><text:tab/><text:tab/><text:tab/>accept() </text:p>
      <text:p text:style-name="Standard"><text:tab/><text:tab/><text:tab/>read() </text:p>
      <text:p text:style-name="Standard"><text:tab/><text:tab/><text:tab/>write() </text:p>
      <text:p text:style-name="Standard"><text:tab/><text:tab/><text:tab/>select() </text:p>
      <text:p text:style-name="Standard"><text:tab/><text:tab/><text:tab/>poll() </text:p>
      <text:p text:style-name="Standard"><text:tab/><text:tab/><text:tab/>setsockopt() </text:p>
      <text:p text:style-name="Standard"/>
      <text:p text:style-name="Standard"><text:s text:c="4"/><text:tab/>A simple TCP client/server example </text:p>
      <text:p text:style-name="Standard"><text:tab/>Application of tcpdump, ss tools. </text:p>
      <text:p text:style-name="Standard"><text:tab/>UDP based socket program </text:p>
      <text:p text:style-name="Standard">----------------------------------------------------------------------------------------------------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osh Kumar</meta:initial-creator>
    <meta:creation-date>2015-07-08T15:31:13</meta:creation-date>
    <dc:date>2015-07-08T15:40:47</dc:date>
    <dc:creator>Santosh Kumar</dc:creator>
    <meta:editing-duration>PT2M28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5" meta:paragraph-count="191" meta:word-count="634" meta:character-count="5269" meta:non-whitespace-character-count="4411"/>
  </office:meta>
</office:document-meta>
</file>